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include &lt;fcntl.h&gt;</text:p>
      <text:p text:style-name="Standard">#include &lt;semaphore.h&gt;</text:p>
      <text:p text:style-name="Standard">#include &lt;stdio.h&gt;</text:p>
      <text:p text:style-name="Standard">#include &lt;stdlib.h&gt;</text:p>
      <text:p text:style-name="Standard">#include &lt;sys/shm.h&gt;</text:p>
      <text:p text:style-name="Standard">#include &lt;sys/types.h&gt;</text:p>
      <text:p text:style-name="Standard">#include &lt;sys/wait.h&gt;</text:p>
      <text:p text:style-name="Standard">#include &lt;unistd.h&gt;</text:p>
      <text:p text:style-name="Standard"/>
      <text:p text:style-name="Standard">#define SHMSZ 1</text:p>
      <text:p text:style-name="Standard"/>
      <text:p text:style-name="Standard">int main() {</text:p>
      <text:p text:style-name="Standard"><text:s text:c="4"/>FILE *out = fopen("output.txt", "w");</text:p>
      <text:p text:style-name="Standard"><text:s text:c="4"/>int c1 = 1, c2 = 1;</text:p>
      <text:p text:style-name="Standard"><text:s text:c="4"/>int shmid;</text:p>
      <text:p text:style-name="Standard"><text:s text:c="4"/>key_t key;</text:p>
      <text:p text:style-name="Standard"><text:s text:c="4"/>char *shm, *s;</text:p>
      <text:p text:style-name="Standard"><text:s text:c="4"/>key = 5678;</text:p>
      <text:p text:style-name="Standard"><text:s text:c="4"/>if ((shmid = shmget(key, SHMSZ, IPC_CREAT | 0666)) &lt; 0) {</text:p>
      <text:p text:style-name="Standard"><text:s text:c="8"/>perror("shmget");</text:p>
      <text:p text:style-name="Standard"><text:s text:c="8"/>exit(1);</text:p>
      <text:p text:style-name="Standard"><text:s text:c="4"/>}</text:p>
      <text:p text:style-name="Standard"><text:s text:c="4"/>if ((shm = shmat(shmid, NULL, 0)) == (char *)-1) {</text:p>
      <text:p text:style-name="Standard"><text:s text:c="8"/>perror("shmat");</text:p>
      <text:p text:style-name="Standard"><text:s text:c="8"/>exit(1);</text:p>
      <text:p text:style-name="Standard"><text:s text:c="4"/>}</text:p>
      <text:p text:style-name="Standard"><text:s text:c="4"/>sem_t *empty = sem_open("EMPTY", 0);</text:p>
      <text:p text:style-name="Standard"><text:s text:c="4"/>sem_t *full = sem_open("FULL", 0);</text:p>
      <text:p text:style-name="Standard"><text:s text:c="4"/>sem_t *mutex = sem_open("MUTEX", 0);</text:p>
      <text:p text:style-name="Standard"><text:s text:c="4"/>s = shm;</text:p>
      <text:p text:style-name="Standard"><text:s text:c="4"/>while (c1 || c2) {</text:p>
      <text:p text:style-name="Standard"><text:s text:c="8"/>sem_wait(full);</text:p>
      <text:p text:style-name="Standard"><text:s text:c="8"/>sem_wait(mutex);</text:p>
      <text:p text:style-name="Standard"><text:tab/>if (*s == 'z') c1 = 0;</text:p>
      <text:p text:style-name="Standard"><text:tab/>if (*s == 'Z') c2 = 0;</text:p>
      <text:p text:style-name="Standard"><text:s text:c="8"/>fprintf(out, "%c", *s);</text:p>
      <text:p text:style-name="Standard"><text:s text:c="8"/>sem_post(mutex);</text:p>
      <text:p text:style-name="Standard"><text:s text:c="8"/>sem_post(empty);</text:p>
      <text:p text:style-name="Standard"><text:s text:c="4"/>}</text:p>
      <text:p text:style-name="Standard"><text:s text:c="4"/>printf("\n");</text:p>
      <text:p text:style-name="Standard"><text:s text:c="4"/>sem_unlink("EMPTY");</text:p>
      <text:p text:style-name="Standard"><text:s text:c="4"/>sem_unlink("FULL");</text:p>
      <text:p text:style-name="Standard"><text:s text:c="4"/>sem_unlink("MUTEX");</text:p>
      <text:p text:style-name="Standard"/>
      <text:p text:style-name="Standard"><text:s text:c="4"/>return 0;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#include &lt;fcntl.h&gt;</text:p>
      <text:p text:style-name="Standard">#include &lt;semaphore.h&gt;</text:p>
      <text:p text:style-name="Standard">#include &lt;stdio.h&gt;</text:p>
      <text:p text:style-name="Standard">#include &lt;stdlib.h&gt;</text:p>
      <text:p text:style-name="Standard">#include &lt;sys/shm.h&gt;</text:p>
      <text:p text:style-name="Standard">#include &lt;sys/types.h&gt;</text:p>
      <text:p text:style-name="Standard">#include &lt;sys/wait.h&gt;</text:p>
      <text:p text:style-name="Standard">#include &lt;unistd.h&gt;</text:p>
      <text:p text:style-name="Standard"/>
      <text:p text:style-name="Standard">#define SHMSZ 1</text:p>
      <text:p text:style-name="Standard"/>
      <text:p text:style-name="Standard">int main() {</text:p>
      <text:p text:style-name="Standard"><text:s text:c="4"/>char *c, string[50];</text:p>
      <text:p text:style-name="Standard"><text:s text:c="4"/>FILE *in = fopen("producer1.txt", "r");</text:p>
      <text:p text:style-name="Standard"><text:s text:c="4"/>fscanf(in, "%s", string);</text:p>
      <text:p text:style-name="Standard"><text:s text:c="4"/>int shmid;</text:p>
      <text:p text:style-name="Standard"><text:s text:c="4"/>key_t key;</text:p>
      <text:p text:style-name="Standard"><text:s text:c="4"/>char *shm, *s;</text:p>
      <text:p text:style-name="Standard"><text:s text:c="4"/>key = 5678;</text:p>
      <text:p text:style-name="Standard"><text:s text:c="4"/>if ((shmid = shmget(key, SHMSZ, IPC_CREAT | 0666)) &lt; 0) {</text:p>
      <text:p text:style-name="Standard"><text:s text:c="8"/>perror("shmget");</text:p>
      <text:p text:style-name="Standard"><text:s text:c="8"/>exit(1);</text:p>
      <text:p text:style-name="Standard"><text:s text:c="4"/>}</text:p>
      <text:p text:style-name="Standard"><text:s text:c="4"/>if ((shm = shmat(shmid, NULL, 0)) == (char *)-1) {</text:p>
      <text:p text:style-name="Standard"><text:s text:c="8"/>perror("shmat");</text:p>
      <text:p text:style-name="Standard"><text:s text:c="8"/>exit(1);</text:p>
      <text:p text:style-name="Standard"><text:s text:c="4"/>}</text:p>
      <text:p text:style-name="Standard"><text:s text:c="4"/>sem_t *empty = sem_open("EMPTY", O_CREAT, 0666, 1);</text:p>
      <text:p text:style-name="Standard"><text:s text:c="4"/>sem_t *full = sem_open("FULL", O_CREAT, 0666, 0);</text:p>
      <text:p text:style-name="Standard"><text:s text:c="4"/>sem_t *mutex = sem_open("MUTEX", O_CREAT, 0666, 1);</text:p>
      <text:p text:style-name="Standard"><text:s text:c="4"/>s = shm;</text:p>
      <text:p text:style-name="Standard"><text:s text:c="4"/>c = string;</text:p>
      <text:p text:style-name="Standard"><text:s text:c="4"/>while (*c != '\0') {</text:p>
      <text:p text:style-name="Standard"><text:s text:c="8"/>sem_wait(empty);</text:p>
      <text:p text:style-name="Standard"><text:s text:c="8"/>sem_wait(mutex);</text:p>
      <text:p text:style-name="Standard"><text:s text:c="8"/>printf("Producer 1 in CS\n");</text:p>
      <text:p text:style-name="Standard"><text:s text:c="8"/>*s = *c++;</text:p>
      <text:p text:style-name="Standard"><text:s text:c="8"/>sem_post(mutex);</text:p>
      <text:p text:style-name="Standard"><text:s text:c="8"/>sem_post(full);</text:p>
      <text:p text:style-name="Standard"><text:s text:c="4"/>}</text:p>
      <text:p text:style-name="Standard"><text:s text:c="4"/>sem_unlink("EMPTY");</text:p>
      <text:p text:style-name="Standard"><text:s text:c="4"/>sem_unlink("FULL");</text:p>
      <text:p text:style-name="Standard"><text:s text:c="4"/>sem_unlink("MUTEX");</text:p>
      <text:p text:style-name="Standard"><text:s text:c="4"/>return 0;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#include &lt;fcntl.h&gt;</text:p>
      <text:p text:style-name="Standard">#include &lt;semaphore.h&gt;</text:p>
      <text:p text:style-name="Standard">#include &lt;stdio.h&gt;</text:p>
      <text:p text:style-name="Standard">#include &lt;stdlib.h&gt;</text:p>
      <text:p text:style-name="Standard">#include &lt;sys/shm.h&gt;</text:p>
      <text:p text:style-name="Standard">#include &lt;sys/types.h&gt;</text:p>
      <text:p text:style-name="Standard">#include &lt;sys/wait.h&gt;</text:p>
      <text:p text:style-name="Standard">#include &lt;unistd.h&gt;</text:p>
      <text:p text:style-name="Standard"/>
      <text:p text:style-name="Standard">#define SHMSZ 1</text:p>
      <text:p text:style-name="Standard"/>
      <text:p text:style-name="Standard">int main() {</text:p>
      <text:p text:style-name="Standard"><text:s text:c="4"/>char *c, string[50];</text:p>
      <text:p text:style-name="Standard"><text:s text:c="4"/>FILE *in = fopen("producer2.txt", "r");</text:p>
      <text:p text:style-name="Standard"><text:s text:c="4"/>fscanf(in, "%s", string);</text:p>
      <text:p text:style-name="Standard"><text:s text:c="4"/>int shmid;</text:p>
      <text:p text:style-name="Standard"><text:s text:c="4"/>key_t key;</text:p>
      <text:p text:style-name="Standard"><text:s text:c="4"/>char *shm, *s;</text:p>
      <text:p text:style-name="Standard"/>
      <text:p text:style-name="Standard"><text:s text:c="4"/>key = 5678;</text:p>
      <text:p text:style-name="Standard"/>
      <text:p text:style-name="Standard"><text:s text:c="4"/>if ((shmid = shmget(key, SHMSZ, IPC_CREAT | 0666)) &lt; 0) {</text:p>
      <text:p text:style-name="Standard"><text:s text:c="8"/>perror("shmget");</text:p>
      <text:p text:style-name="Standard"><text:s text:c="8"/>exit(1);</text:p>
      <text:p text:style-name="Standard"><text:s text:c="4"/>}</text:p>
      <text:p text:style-name="Standard"/>
      <text:p text:style-name="Standard"><text:s text:c="4"/>if ((shm = shmat(shmid, NULL, 0)) == (char *)-1) {</text:p>
      <text:p text:style-name="Standard"><text:s text:c="8"/>perror("shmat");</text:p>
      <text:p text:style-name="Standard"><text:s text:c="8"/>exit(1);</text:p>
      <text:p text:style-name="Standard"><text:s text:c="4"/>}</text:p>
      <text:p text:style-name="Standard"><text:s text:c="4"/>sem_t *empty = sem_open("EMPTY", 0);</text:p>
      <text:p text:style-name="Standard"><text:s text:c="4"/>sem_t *full = sem_open("FULL", 0);</text:p>
      <text:p text:style-name="Standard"><text:s text:c="4"/>sem_t *mutex = sem_open("MUTEX", 0);</text:p>
      <text:p text:style-name="Standard"><text:s text:c="4"/>s = shm;</text:p>
      <text:p text:style-name="Standard"><text:s text:c="4"/>c = string;</text:p>
      <text:p text:style-name="Standard"><text:s text:c="4"/>while (*c != '\0') {</text:p>
      <text:p text:style-name="Standard"><text:s text:c="8"/>sem_wait(empty);</text:p>
      <text:p text:style-name="Standard"><text:s text:c="8"/>sem_wait(mutex);</text:p>
      <text:p text:style-name="Standard"><text:s text:c="8"/>printf("Producer 2 in CS\n");</text:p>
      <text:p text:style-name="Standard"><text:s text:c="8"/>*s = *c++;</text:p>
      <text:p text:style-name="Standard"><text:s text:c="8"/>sem_post(mutex);</text:p>
      <text:p text:style-name="Standard"><text:s text:c="8"/>sem_post(full);</text:p>
      <text:p text:style-name="Standard"><text:s text:c="4"/>}</text:p>
      <text:p text:style-name="Standard"><text:s text:c="4"/>sem_unlink("EMPTY");</text:p>
      <text:p text:style-name="Standard"><text:s text:c="4"/>sem_unlink("FULL");</text:p>
      <text:p text:style-name="Standard"><text:s text:c="4"/>sem_unlink("MUTEX");</text:p>
      <text:p text:style-name="Standard"><text:s text:c="4"/>return 0;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1:07:10.018342906</meta:creation-date>
    <dc:date>2018-11-12T11:08:37.179241625</dc:date>
    <meta:editing-duration>PT1M28S</meta:editing-duration>
    <meta:editing-cycles>1</meta:editing-cycles>
    <meta:document-statistic meta:table-count="0" meta:image-count="0" meta:object-count="0" meta:page-count="3" meta:paragraph-count="129" meta:word-count="357" meta:character-count="2909" meta:non-whitespace-character-count="2187"/>
    <meta:generator>LibreOffice/6.0.6.2$Linux_X86_64 LibreOffice_project/00m0$Build-2</meta:generator>
  </office:meta>
</office:document-meta>
</file>